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07B2CB8614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9.75cm"/>
    </style:style>
    <style:style style:name="pr1" style:family="presentation" style:parent-style-name="Slide_25_20Template-title">
      <style:graphic-properties fo:min-height="14.25cm"/>
    </style:style>
    <style:style style:name="pr2" style:family="presentation" style:parent-style-name="Slide_25_20Template-notes">
      <style:graphic-properties draw:fill-color="#ffffff" draw:auto-grow-height="true" fo:min-height="12.573cm"/>
    </style:style>
    <style:style style:name="pr3" style:family="presentation" style:parent-style-name="Agenda_20_Master-title">
      <style:graphic-properties draw:auto-grow-height="true" fo:min-height="18.501cm"/>
    </style:style>
    <style:style style:name="pr4" style:family="presentation" style:parent-style-name="Agenda_20_Master-notes">
      <style:graphic-properties draw:fill-color="#ffffff" draw:auto-grow-height="true" fo:min-height="12.573cm"/>
    </style:style>
    <style:style style:name="pr5" style:family="presentation" style:parent-style-name="Text_20_Master-title">
      <style:graphic-properties draw:auto-grow-height="true" fo:min-height="19.023cm"/>
    </style:style>
    <style:style style:name="pr6" style:family="presentation" style:parent-style-name="Text_20_Master-notes">
      <style:graphic-properties draw:fill-color="#ffffff" draw:auto-grow-height="true" fo:min-height="12.573cm"/>
    </style:style>
    <style:style style:name="pr7" style:family="presentation" style:parent-style-name="Image_20_Master_20_-_20_Black_20_Title-notes">
      <style:graphic-properties draw:fill-color="#ffffff" draw:auto-grow-height="true" fo:min-height="12.573cm"/>
    </style:style>
    <style:style style:name="P1" style:family="paragraph">
      <style:text-properties fo:font-size="115pt" style:font-size-asian="115pt" style:font-size-complex="115pt"/>
    </style:style>
    <style:style style:name="P2" style:family="paragraph">
      <style:text-properties fo:color="#000000"/>
    </style:style>
    <style:style style:name="P3" style:family="paragraph">
      <style:text-properties fo:font-size="20pt"/>
    </style:style>
    <style:style style:name="P4" style:family="paragraph">
      <style:text-properties fo:color="#333333"/>
    </style:style>
    <style:style style:name="P5" style:family="paragraph">
      <style:paragraph-properties fo:text-align="center"/>
      <style:text-properties fo:font-size="500pt"/>
    </style:style>
    <style:style style:name="P6" style:family="paragraph">
      <style:paragraph-properties fo:text-align="center"/>
      <style:text-properties fo:color="#ff0000" fo:font-family="'Optima ExtraBold'" fo:font-size="500pt" style:font-size-asian="500pt" style:font-size-complex="500pt"/>
    </style:style>
    <style:style style:name="T1" style:family="text">
      <style:text-properties fo:font-size="115pt" style:font-size-asian="115pt" style:font-size-complex="115pt"/>
    </style:style>
    <style:style style:name="T2" style:family="text">
      <style:text-properties fo:color="#ff0000"/>
    </style:style>
    <style:style style:name="T3" style:family="text">
      <style:text-properties fo:color="#ff0000" fo:font-family="'Optima ExtraBold'" fo:font-size="500pt" style:font-size-asian="500pt" style:font-size-complex="500pt"/>
    </style:style>
    <style:style style:name="T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5_20Template" presentation:presentation-page-layout-name="AL1T19">
        <office:forms form:automatic-focus="false" form:apply-design-mode="false"/>
        <draw:frame presentation:style-name="pr1" draw:text-style-name="P1" draw:layer="layout" svg:width="26cm" svg:height="14.887cm" svg:x="1cm" svg:y="0.307cm" presentation:class="title" presentation:user-transformed="true">
          <draw:text-box>
            <text:p><text:span text:style-name="T1">Relationship Between Rol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genda_20_Master" presentation:presentation-page-layout-name="AL1T19">
        <office:forms form:automatic-focus="false" form:apply-design-mode="false"/>
        <draw:frame presentation:style-name="pr3" draw:layer="layout" svg:width="25.199cm" svg:height="18.501cm" svg:x="1.4cm" svg:y="1cm" presentation:class="title">
          <draw:text-box>
            <text:p>Focus<text:line-break/>Collaboration<text:line-break/>Chang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>
            <draw:text-box>
              <text:p>What is OpenAgile?</text:p>
              <text:p/>
              <text:p>How does OpenAgile work?</text:p>
              <text:p/>
              <text:p>Why should your organization use OpenAgile?</text:p>
            </draw:text-box>
          </draw:frame>
        </presentation:notes>
      </draw:page>
      <draw:page draw:name="page3" draw:style-name="dp1" draw:master-page-name="Text_20_Master" presentation:presentation-page-layout-name="AL1T19">
        <office:forms form:automatic-focus="false" form:apply-design-mode="false"/>
        <draw:frame presentation:style-name="pr5" draw:text-style-name="P2" draw:layer="layout" svg:width="26cm" svg:height="19.023cm" svg:x="1cm" svg:y="0.977cm" presentation:class="title" presentation:user-transformed="true">
          <draw:text-box>
            <text:p text:style-name="P2">Process Facilitato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xt_20_Master" presentation:presentation-page-layout-name="AL1T19">
        <office:forms form:automatic-focus="false" form:apply-design-mode="false"/>
        <draw:frame presentation:style-name="pr5" draw:text-style-name="P4" draw:layer="layout" svg:width="26cm" svg:height="19.023cm" svg:x="1cm" svg:y="0.977cm" presentation:class="title" presentation:user-transformed="true">
          <draw:text-box>
            <text:p>Growth Facilitato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xt_20_Master" presentation:presentation-page-layout-name="AL1T19">
        <office:forms form:automatic-focus="false" form:apply-design-mode="false"/>
        <draw:frame presentation:style-name="pr5" draw:text-style-name="P4" draw:layer="layout" svg:width="26cm" svg:height="19.023cm" svg:x="1cm" svg:y="0.977cm" presentation:class="title" presentation:user-transformed="true">
          <draw:text-box>
            <text:p>Collaboration through <text:span text:style-name="T2">consult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3cm" svg:x="2.159cm" svg:y="13.271cm" presentation:class="notes" presentation:user-transformed="true">
            <draw:text-box>
              <text:p>Consult about the New Work priorities for the upcoming Cycle Commitment Meeting</text:p>
              <text:p/>
              <text:p>Clarify goals and expected outcomes (rewrite if necessary)</text:p>
              <text:p/>
              <text:p>Make agenda for Cycle Commitment Meeting</text:p>
            </draw:text-box>
          </draw:frame>
        </presentation:notes>
      </draw:page>
      <draw:page draw:name="page6" draw:style-name="dp1" draw:master-page-name="Text_20_Master" presentation:presentation-page-layout-name="AL1T19">
        <office:forms form:automatic-focus="false" form:apply-design-mode="false"/>
        <draw:frame presentation:style-name="pr5" draw:text-style-name="P4" draw:layer="layout" svg:width="26cm" svg:height="19.023cm" svg:x="1cm" svg:y="0.977cm" presentation:class="title" presentation:user-transformed="true">
          <draw:text-box>
            <text:p>From obstacles<text:line-break/>to goal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xt_20_Master" presentation:presentation-page-layout-name="AL1T19">
        <office:forms form:automatic-focus="false" form:apply-design-mode="false"/>
        <draw:frame presentation:style-name="pr5" draw:text-style-name="P4" draw:layer="layout" svg:width="26cm" svg:height="19.023cm" svg:x="1cm" svg:y="0.977cm" presentation:class="title" presentation:user-transformed="true">
          <draw:text-box>
            <text:p>Systemati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xt_20_Master" presentation:presentation-page-layout-name="AL1T19">
        <office:forms form:automatic-focus="false" form:apply-design-mode="false"/>
        <draw:frame presentation:style-name="pr5" draw:text-style-name="P4" draw:layer="layout" svg:width="26cm" svg:height="19.023cm" svg:x="1cm" svg:y="0.977cm" presentation:class="title" presentation:user-transformed="true">
          <draw:text-box>
            <text:p><text:span text:style-name="T2">Learning</text:span> is ke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Image_20_Master_20_-_20_Black_20_Title">
        <office:forms form:automatic-focus="false" form:apply-design-mode="false"/>
        <draw:frame draw:style-name="gr2" draw:text-style-name="P6" draw:layer="layout" svg:width="27cm" svg:height="21.228cm" svg:x="0.5cm" svg:y="-0.2cm">
          <draw:text-box>
            <text:p text:style-name="P5"><text:span text:style-name="T3">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9" presentation:class="page"/>
          <draw:frame presentation:style-name="pr7" draw:text-style-name="P3" draw:layer="layout" svg:width="17.271cm" svg:height="12.573cm" svg:x="2.159cm" svg:y="13.271cm" presentation:class="notes">
            <draw:text-box>
              <text:p text:style-name="P3"><text:span text:style-name="T4">Any questions or comments?</text:span></text:p>
            </draw:text-box>
          </draw:frame>
        </presentation:notes>
      </draw:page>
      <presentation:settings presentation:animations="disabled" presentation:force-manual="true" presentation:mouse-visible="false" presentation:start-with-navigator="tru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808080" draw:end-color="#cccccc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lide_25_20Template-background" style:display-name="Slide%20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lide_25_20Template-backgroundobjects" style:display-name="Slide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5_20Template-notes" style:display-name="Slide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_25_20Template-outline1" style:display-name="Slide%20Template-outline1" style:family="presentation">
      <style:graphic-properties draw:stroke="none" draw:fill="none">
        <text:list-style style:name="Slide_25_20Template-outline1" style:display-name="Slid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outline2" style:display-name="Slide%20Template-outline2" style:family="presentation" style:parent-style-name="Slide_25_20Template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Slide_25_20Template-outline3" style:display-name="Slide%20Template-outline3" style:family="presentation" style:parent-style-name="Slide_25_20Template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Slide_25_20Template-outline4" style:display-name="Slide%20Template-outline4" style:family="presentation" style:parent-style-name="Slide_25_20Template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Slide_25_20Template-outline5" style:display-name="Slide%20Template-outline5" style:family="presentation" style:parent-style-name="Slide_25_20Template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6" style:display-name="Slide%20Template-outline6" style:family="presentation" style:parent-style-name="Slide_25_20Template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7" style:display-name="Slide%20Template-outline7" style:family="presentation" style:parent-style-name="Slide_25_20Template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8" style:display-name="Slide%20Template-outline8" style:family="presentation" style:parent-style-name="Slide_25_20Template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9" style:display-name="Slide%20Template-outline9" style:family="presentation" style:parent-style-name="Slide_25_20Template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subtitle" style:display-name="Slide%20Template-subtitle" style:family="presentation">
      <style:graphic-properties draw:stroke="none" draw:fill="none" draw:textarea-vertical-align="middle">
        <text:list-style style:name="Slide_25_20Template-subtitle" style:display-name="Slid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title" style:display-name="Slide%20Template-title" style:family="presentation">
      <style:graphic-properties draw:stroke="none" draw:fill="none" draw:textarea-vertical-align="middle">
        <text:list-style style:name="Slide_25_20Template-title" style:display-name="Slid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Optima ExtraBlack'" fo:font-size="1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0pt" style:font-style-asian="normal" style:font-weight-asian="normal" style:font-family-complex="Tahoma" style:font-family-generic-complex="system" style:font-pitch-complex="variable" style:font-size-complex="120pt" style:font-style-complex="normal" style:font-weight-complex="normal" style:text-emphasize="none" style:font-relief="none"/>
    </style:style>
    <style:style style:name="Text_20_Master-background" style:display-name="Text Master-background" style:family="presentation">
      <style:graphic-properties draw:stroke="none" draw:fill="none"/>
      <style:text-properties style:letter-kerning="true"/>
    </style:style>
    <style:style style:name="Text_20_Master-backgroundobjects" style:display-name="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_20_Master-notes" style:display-name="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_20_Master-outline1" style:display-name="Text Master-outline1" style:family="presentation">
      <style:graphic-properties draw:stroke="none" draw:fill="none">
        <text:list-style style:name="Text_20_Master-outline1" style:display-name="Text Master-outline1">
          <text:list-level-style-bullet text:level="1" text:bullet-char="●">
            <style:list-level-properties text:space-before="0.3cm" text:min-label-width="0.9cm"/>
            <style:text-properties fo:font-family="StarSymbol" fo:color="#4c4c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4c4c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4c4c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4c4c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4c4c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c4c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c4c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c4c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c4c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c4c4c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Optima" style:font-pitch="variable" fo:font-size="60pt" fo:font-style="normal" fo:text-shadow="none" style:text-underline-style="none" fo:font-weight="normal" style:letter-kerning="true" style:font-family-asian="'Arial Unicode MS'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style style:name="Text_20_Master-outline2" style:display-name="Text Master-outline2" style:family="presentation" style:parent-style-name="Text_20_Master-outline1">
      <style:paragraph-properties fo:margin-top="0cm" fo:margin-bottom="0.4cm"/>
      <style:text-properties fo:color="#4c4c4c" fo:font-family="Optima" style:font-pitch="variable" fo:font-size="60pt" style:font-size-asian="60pt" style:font-size-complex="60pt"/>
    </style:style>
    <style:style style:name="Text_20_Master-outline3" style:display-name="Text Master-outline3" style:family="presentation" style:parent-style-name="Text_20_Master-outline2">
      <style:paragraph-properties fo:margin-top="0cm" fo:margin-bottom="0.3cm"/>
      <style:text-properties fo:color="#4c4c4c" fo:font-family="Optima" style:font-pitch="variable" fo:font-size="60pt" style:font-size-asian="60pt" style:font-size-complex="60pt"/>
    </style:style>
    <style:style style:name="Text_20_Master-outline4" style:display-name="Text Master-outline4" style:family="presentation" style:parent-style-name="Text_20_Master-outline3">
      <style:paragraph-properties fo:margin-top="0cm" fo:margin-bottom="0.2cm"/>
      <style:text-properties fo:color="#4c4c4c" fo:font-family="Optima" style:font-pitch="variable" fo:font-size="60pt" style:font-size-asian="60pt" style:font-size-complex="60pt"/>
    </style:style>
    <style:style style:name="Text_20_Master-outline5" style:display-name="Text Master-outline5" style:family="presentation" style:parent-style-name="Text_20_Master-outline4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6" style:display-name="Text Master-outline6" style:family="presentation" style:parent-style-name="Text_20_Master-outline5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7" style:display-name="Text Master-outline7" style:family="presentation" style:parent-style-name="Text_20_Master-outline6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8" style:display-name="Text Master-outline8" style:family="presentation" style:parent-style-name="Text_20_Master-outline7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9" style:display-name="Text Master-outline9" style:family="presentation" style:parent-style-name="Text_20_Master-outline8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subtitle" style:display-name="Text Master-subtitle" style:family="presentation">
      <style:graphic-properties draw:stroke="none" draw:fill="none" draw:textarea-vertical-align="middle">
        <text:list-style style:name="Text_20_Master-subtitle" style:display-name="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_20_Master-title" style:display-name="Text Master-title" style:family="presentation">
      <style:graphic-properties draw:stroke="none" draw:fill="none" draw:textarea-vertical-align="middle">
        <text:list-style style:name="Text_20_Master-title" style:display-name="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background" style:display-name="Agenda Mast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Agenda_20_Master-backgroundobjects" style:display-name="Agenda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genda_20_Master-notes" style:display-name="Agenda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genda_20_Master-outline1" style:display-name="Agenda Master-outline1" style:family="presentation">
      <style:graphic-properties draw:stroke="none" draw:fill="none">
        <text:list-style style:name="Agenda_20_Master-outline1" style:display-name="Agenda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outline2" style:display-name="Agenda Master-outline2" style:family="presentation" style:parent-style-name="Agenda_20_Master-outline1">
      <style:paragraph-properties fo:margin-top="0cm" fo:margin-bottom="0.4cm"/>
      <style:text-properties fo:font-size="28pt" style:font-size-asian="28pt" style:font-size-complex="28pt"/>
    </style:style>
    <style:style style:name="Agenda_20_Master-outline3" style:display-name="Agenda Master-outline3" style:family="presentation" style:parent-style-name="Agenda_20_Master-outline2">
      <style:paragraph-properties fo:margin-top="0cm" fo:margin-bottom="0.3cm"/>
      <style:text-properties fo:font-size="24pt" style:font-size-asian="24pt" style:font-size-complex="24pt"/>
    </style:style>
    <style:style style:name="Agenda_20_Master-outline4" style:display-name="Agenda Master-outline4" style:family="presentation" style:parent-style-name="Agenda_20_Master-outline3">
      <style:paragraph-properties fo:margin-top="0cm" fo:margin-bottom="0.2cm"/>
      <style:text-properties fo:font-size="20pt" style:font-size-asian="20pt" style:font-size-complex="20pt"/>
    </style:style>
    <style:style style:name="Agenda_20_Master-outline5" style:display-name="Agenda Master-outline5" style:family="presentation" style:parent-style-name="Agenda_20_Master-outline4">
      <style:paragraph-properties fo:margin-top="0cm" fo:margin-bottom="0.1cm"/>
      <style:text-properties fo:font-size="20pt" style:font-size-asian="20pt" style:font-size-complex="20pt"/>
    </style:style>
    <style:style style:name="Agenda_20_Master-outline6" style:display-name="Agenda Master-outline6" style:family="presentation" style:parent-style-name="Agenda_20_Master-outline5">
      <style:paragraph-properties fo:margin-top="0cm" fo:margin-bottom="0.1cm"/>
      <style:text-properties fo:font-size="20pt" style:font-size-asian="20pt" style:font-size-complex="20pt"/>
    </style:style>
    <style:style style:name="Agenda_20_Master-outline7" style:display-name="Agenda Master-outline7" style:family="presentation" style:parent-style-name="Agenda_20_Master-outline6">
      <style:paragraph-properties fo:margin-top="0cm" fo:margin-bottom="0.1cm"/>
      <style:text-properties fo:font-size="20pt" style:font-size-asian="20pt" style:font-size-complex="20pt"/>
    </style:style>
    <style:style style:name="Agenda_20_Master-outline8" style:display-name="Agenda Master-outline8" style:family="presentation" style:parent-style-name="Agenda_20_Master-outline7">
      <style:paragraph-properties fo:margin-top="0cm" fo:margin-bottom="0.1cm"/>
      <style:text-properties fo:font-size="20pt" style:font-size-asian="20pt" style:font-size-complex="20pt"/>
    </style:style>
    <style:style style:name="Agenda_20_Master-outline9" style:display-name="Agenda Master-outline9" style:family="presentation" style:parent-style-name="Agenda_20_Master-outline8">
      <style:paragraph-properties fo:margin-top="0cm" fo:margin-bottom="0.1cm"/>
      <style:text-properties fo:font-size="20pt" style:font-size-asian="20pt" style:font-size-complex="20pt"/>
    </style:style>
    <style:style style:name="Agenda_20_Master-subtitle" style:display-name="Agenda Master-subtitle" style:family="presentation">
      <style:graphic-properties draw:stroke="none" draw:fill="none" draw:textarea-vertical-align="middle">
        <text:list-style style:name="Agenda_20_Master-subtitle" style:display-name="Agenda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genda_20_Master-title" style:display-name="Agenda Master-title" style:family="presentation">
      <style:graphic-properties draw:stroke="none" draw:fill="none" draw:textarea-vertical-align="middle">
        <text:list-style style:name="Agenda_20_Master-title" style:display-name="Agenda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Image_20_Master_20_-_20_White_20_Title_20_Text-background" style:display-name="Image Master - White Title Text-background" style:family="presentation">
      <style:graphic-properties draw:stroke="none" draw:fill="none"/>
      <style:text-properties style:letter-kerning="true"/>
    </style:style>
    <style:style style:name="Image_20_Master_20_-_20_White_20_Title_20_Text-backgroundobjects" style:display-name="Image Master - White Title 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White_20_Title_20_Text-notes" style:display-name="Image Master - White Title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White_20_Title_20_Text-outline1" style:display-name="Image Master - White Title Text-outline1" style:family="presentation">
      <style:graphic-properties draw:stroke="none" draw:fill="none">
        <text:list-style style:name="Image_20_Master_20_-_20_White_20_Title_20_Text-outline1" style:display-name="Image Master - White Title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outline2" style:display-name="Image Master - White Title Text-outline2" style:family="presentation" style:parent-style-name="Image_20_Master_20_-_20_White_20_Title_20_Text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Image_20_Master_20_-_20_White_20_Title_20_Text-outline3" style:display-name="Image Master - White Title Text-outline3" style:family="presentation" style:parent-style-name="Image_20_Master_20_-_20_White_20_Title_20_Text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Image_20_Master_20_-_20_White_20_Title_20_Text-outline4" style:display-name="Image Master - White Title Text-outline4" style:family="presentation" style:parent-style-name="Image_20_Master_20_-_20_White_20_Title_20_Text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Image_20_Master_20_-_20_White_20_Title_20_Text-outline5" style:display-name="Image Master - White Title Text-outline5" style:family="presentation" style:parent-style-name="Image_20_Master_20_-_20_White_20_Title_20_Text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6" style:display-name="Image Master - White Title Text-outline6" style:family="presentation" style:parent-style-name="Image_20_Master_20_-_20_White_20_Title_20_Text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7" style:display-name="Image Master - White Title Text-outline7" style:family="presentation" style:parent-style-name="Image_20_Master_20_-_20_White_20_Title_20_Text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8" style:display-name="Image Master - White Title Text-outline8" style:family="presentation" style:parent-style-name="Image_20_Master_20_-_20_White_20_Title_20_Text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9" style:display-name="Image Master - White Title Text-outline9" style:family="presentation" style:parent-style-name="Image_20_Master_20_-_20_White_20_Title_20_Text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subtitle" style:display-name="Image Master - White Title Text-subtitle" style:family="presentation">
      <style:graphic-properties draw:stroke="none" draw:fill="none" draw:textarea-vertical-align="middle">
        <text:list-style style:name="Image_20_Master_20_-_20_White_20_Title_20_Text-subtitle" style:display-name="Image Master - White Title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title" style:display-name="Image Master - White Title Text-title" style:family="presentation">
      <style:graphic-properties draw:stroke="none" draw:fill="none" draw:textarea-vertical-align="middle">
        <text:list-style style:name="Image_20_Master_20_-_20_White_20_Title_20_Text-title" style:display-name="Image Master - White Title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Optima" style:font-pitch="variable" fo:font-size="80pt" fo:font-style="normal" fo:text-shadow="none" style:text-underline-style="none" fo:font-weight="bold" style:letter-kerning="true" style:font-family-asian="'Arial Unicode MS'" style:font-family-generic-asian="system" style:font-pitch-asian="variable" style:font-size-asian="80pt" style:font-style-asian="normal" style:font-weight-asian="bold" style:font-family-complex="Tahoma" style:font-family-generic-complex="system" style:font-pitch-complex="variable" style:font-size-complex="80pt" style:font-style-complex="normal" style:font-weight-complex="bold" style:text-emphasize="none" style:font-relief="none"/>
    </style:style>
    <style:style style:name="Image_20_Master_20_-_20_Black_20_Title-background" style:display-name="Image Master - Black Title-background" style:family="presentation">
      <style:graphic-properties draw:stroke="none" draw:fill="none"/>
      <style:text-properties style:letter-kerning="true"/>
    </style:style>
    <style:style style:name="Image_20_Master_20_-_20_Black_20_Title-backgroundobjects" style:display-name="Image Master - Black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Black_20_Title-notes" style:display-name="Image Master - Black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Black_20_Title-outline1" style:display-name="Image Master - Black Title-outline1" style:family="presentation">
      <style:graphic-properties draw:stroke="none" draw:fill="none">
        <text:list-style style:name="Image_20_Master_20_-_20_Black_20_Title-outline1" style:display-name="Image Master - Bla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outline2" style:display-name="Image Master - Black Title-outline2" style:family="presentation" style:parent-style-name="Image_20_Master_20_-_20_Black_20_Title-outline1">
      <style:paragraph-properties fo:margin-top="0cm" fo:margin-bottom="0.4cm"/>
      <style:text-properties fo:font-size="28pt" style:font-size-asian="28pt" style:font-size-complex="28pt"/>
    </style:style>
    <style:style style:name="Image_20_Master_20_-_20_Black_20_Title-outline3" style:display-name="Image Master - Black Title-outline3" style:family="presentation" style:parent-style-name="Image_20_Master_20_-_20_Black_20_Title-outline2">
      <style:paragraph-properties fo:margin-top="0cm" fo:margin-bottom="0.3cm"/>
      <style:text-properties fo:font-size="24pt" style:font-size-asian="24pt" style:font-size-complex="24pt"/>
    </style:style>
    <style:style style:name="Image_20_Master_20_-_20_Black_20_Title-outline4" style:display-name="Image Master - Black Title-outline4" style:family="presentation" style:parent-style-name="Image_20_Master_20_-_20_Black_20_Title-outline3">
      <style:paragraph-properties fo:margin-top="0cm" fo:margin-bottom="0.2cm"/>
      <style:text-properties fo:font-size="20pt" style:font-size-asian="20pt" style:font-size-complex="20pt"/>
    </style:style>
    <style:style style:name="Image_20_Master_20_-_20_Black_20_Title-outline5" style:display-name="Image Master - Black Title-outline5" style:family="presentation" style:parent-style-name="Image_20_Master_20_-_20_Black_20_Title-outline4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6" style:display-name="Image Master - Black Title-outline6" style:family="presentation" style:parent-style-name="Image_20_Master_20_-_20_Black_20_Title-outline5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7" style:display-name="Image Master - Black Title-outline7" style:family="presentation" style:parent-style-name="Image_20_Master_20_-_20_Black_20_Title-outline6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8" style:display-name="Image Master - Black Title-outline8" style:family="presentation" style:parent-style-name="Image_20_Master_20_-_20_Black_20_Title-outline7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9" style:display-name="Image Master - Black Title-outline9" style:family="presentation" style:parent-style-name="Image_20_Master_20_-_20_Black_20_Title-outline8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subtitle" style:display-name="Image Master - Black Title-subtitle" style:family="presentation">
      <style:graphic-properties draw:stroke="none" draw:fill="none" draw:textarea-vertical-align="middle">
        <text:list-style style:name="Image_20_Master_20_-_20_Black_20_Title-subtitle" style:display-name="Image Master - Black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title" style:display-name="Image Master - Black Title-title" style:family="presentation">
      <style:graphic-properties draw:stroke="none" draw:fill="none" draw:textarea-vertical-align="middle">
        <text:list-style style:name="Image_20_Master_20_-_20_Black_20_Title-title" style:display-name="Image Master - Black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Optima" style:font-pitch="variable" fo:font-size="80pt" fo:font-style="normal" fo:text-shadow="none" style:text-underline-style="none" fo:font-weight="normal" style:letter-kerning="true" style:font-family-asian="'Arial Unicode MS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style style:name="BCI_25_20Template1-background" style:display-name="BCI%20Template1-background" style:family="presentation">
      <style:graphic-properties draw:stroke="none" draw:fill="solid" draw:fill-color="#ffffff" draw:fill-image-width="1cm" draw:fill-image-height="1cm"/>
    </style:style>
    <style:style style:name="BCI_25_20Template1-backgroundobjects" style:display-name="BCI%20Template1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BCI_25_20Template1-notes" style:display-name="BCI%20Template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BCI_25_20Template1-outline1" style:display-name="BCI%20Template1-outline1" style:family="presentation">
      <style:graphic-properties draw:stroke="none" draw:fill="none">
        <text:list-style style:name="BCI_25_20Template1-outline1" style:display-name="BCI%20Template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Optima" style:font-style-name="Regular" style:font-pitch="variable" fo:font-size="28pt" fo:font-style="normal" fo:text-shadow="none" style:text-underline-style="none" fo:font-weight="normal" style:font-size-asian="24pt" style:font-size-complex="24pt"/>
    </style:style>
    <style:style style:name="BCI_25_20Template1-outline2" style:display-name="BCI%20Template1-outline2" style:family="presentation" style:parent-style-name="BCI_25_20Template1-outline1">
      <style:paragraph-properties fo:margin-left="0cm" fo:margin-right="0cm" fo:text-indent="-0.8cm"/>
      <style:text-properties fo:font-family="Optima" style:font-style-name="Regular" style:font-pitch="variable" fo:font-size="26pt" style:font-size-asian="24pt" style:font-size-complex="24pt"/>
    </style:style>
    <style:style style:name="BCI_25_20Template1-outline3" style:display-name="BCI%20Template1-outline3" style:family="presentation" style:parent-style-name="BCI_25_20Template1-outline2">
      <style:paragraph-properties fo:margin-left="0cm" fo:margin-right="0cm" fo:text-indent="-0.6cm"/>
      <style:text-properties fo:font-family="Optima" style:font-style-name="Regular" style:font-pitch="variable" fo:font-size="24pt" style:font-size-asian="24pt" style:font-size-complex="24pt"/>
    </style:style>
    <style:style style:name="BCI_25_20Template1-outline4" style:display-name="BCI%20Template1-outline4" style:family="presentation" style:parent-style-name="BCI_25_20Template1-outline3">
      <style:paragraph-properties fo:margin-left="0cm" fo:margin-right="0cm" fo:text-indent="-0.6cm"/>
      <style:text-properties fo:font-family="Optima" style:font-style-name="Regular" style:font-pitch="variable" fo:font-size="22pt" style:font-size-asian="24pt" style:font-size-complex="24pt"/>
    </style:style>
    <style:style style:name="BCI_25_20Template1-outline5" style:display-name="BCI%20Template1-outline5" style:family="presentation" style:parent-style-name="BCI_25_20Template1-outline4">
      <style:paragraph-properties fo:margin-left="0cm" fo:margin-right="0cm" fo:text-indent="-0.6cm"/>
      <style:text-properties fo:font-family="Optima" style:font-style-name="Regular" style:font-pitch="variable" fo:font-size="20pt" style:font-size-asian="24pt" style:font-size-complex="24pt"/>
    </style:style>
    <style:style style:name="BCI_25_20Template1-outline6" style:display-name="BCI%20Template1-outline6" style:family="presentation" style:parent-style-name="BCI_25_20Template1-outline5">
      <style:paragraph-properties fo:margin-left="0cm" fo:margin-right="0cm" fo:text-indent="-0.6cm"/>
      <style:text-properties fo:font-family="Optima" style:font-style-name="Regular" style:font-pitch="variable" fo:font-size="18pt" style:font-size-asian="24pt" style:font-size-complex="24pt"/>
    </style:style>
    <style:style style:name="BCI_25_20Template1-outline7" style:display-name="BCI%20Template1-outline7" style:family="presentation" style:parent-style-name="BCI_25_20Template1-outline6">
      <style:paragraph-properties fo:margin-left="0cm" fo:margin-right="0cm" fo:text-indent="-0.6cm"/>
      <style:text-properties fo:font-family="Optima" style:font-style-name="Regular" style:font-pitch="variable" fo:font-size="16pt" style:font-size-asian="24pt" style:font-size-complex="24pt"/>
    </style:style>
    <style:style style:name="BCI_25_20Template1-outline8" style:display-name="BCI%20Template1-outline8" style:family="presentation" style:parent-style-name="BCI_25_20Template1-outline7">
      <style:paragraph-properties fo:margin-left="0cm" fo:margin-right="0cm" fo:text-indent="-0.6cm"/>
      <style:text-properties fo:font-family="Optima" style:font-style-name="Regular" style:font-pitch="variable" fo:font-size="14pt" style:font-size-asian="24pt" style:font-size-complex="24pt"/>
    </style:style>
    <style:style style:name="BCI_25_20Template1-outline9" style:display-name="BCI%20Template1-outline9" style:family="presentation" style:parent-style-name="BCI_25_20Template1-outline8">
      <style:paragraph-properties fo:margin-left="0cm" fo:margin-right="0cm" fo:text-indent="-0.6cm"/>
      <style:text-properties fo:font-family="Optima" style:font-style-name="Regular" style:font-pitch="variable" fo:font-size="13pt" style:font-size-asian="24pt" style:font-size-complex="24pt"/>
    </style:style>
    <style:style style:name="BCI_25_20Template1-subtitle" style:display-name="BCI%20Template1-subtitle" style:family="presentation">
      <style:graphic-properties draw:stroke="none" draw:fill="none" draw:textarea-vertical-align="middle">
        <text:list-style style:name="BCI_25_20Template1-subtitle" style:display-name="BCI%20Template1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8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BCI_25_20Template1-title" style:display-name="BCI%20Template1-title" style:family="presentation">
      <style:graphic-properties draw:stroke="none" draw:fill="none" draw:textarea-vertical-align="middle">
        <text:list-style style:name="BCI_25_20Template1-title" style:display-name="BCI%20Template1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800000" style:text-outline="false" style:text-line-through-style="none" fo:font-family="Optima" style:font-style-name="Regular" style:font-pitch="variable" fo:font-size="44pt" fo:font-style="normal" fo:text-shadow="none" style:text-underline-style="none" fo:font-weight="normal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.484cm" fo:min-width="23.316cm"/>
    </style:style>
    <style:style style:name="Mgr5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Mpr1" style:family="presentation" style:parent-style-name="Slide_25_20Template-backgroundobjects">
      <style:graphic-properties draw:fill="solid" draw:fill-color="#000000" draw:textarea-horizontal-align="center" draw:textarea-vertical-align="middle"/>
    </style:style>
    <style:style style:name="Mpr2" style:family="presentation" style:parent-style-name="Slid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ext_20_Mast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Text_20_Mast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genda_20_Master-backgroundobjects">
      <style:graphic-properties draw:stroke="none" draw:fill="none" draw:fill-color="#ffffff" draw:auto-grow-height="false" fo:min-height="1.397cm"/>
    </style:style>
    <style:style style:name="Mpr7" style:family="presentation" style:parent-style-name="Agenda_20_Master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Image_20_Master_20_-_20_White_20_Title_20_Text-backgroundobjects">
      <style:graphic-properties draw:stroke="none" draw:fill="none" draw:fill-color="#ffffff" draw:auto-grow-height="false" fo:min-height="1.397cm"/>
    </style:style>
    <style:style style:name="Mpr9" style:family="presentation" style:parent-style-name="Image_20_Master_20_-_20_White_20_Title_20_Tex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Image_20_Master_20_-_20_Black_20_Titl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Image_20_Master_20_-_20_Black_20_Title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BCI_25_20Template1-backgroundobjects">
      <style:graphic-properties draw:stroke="none" svg:stroke-width="0cm" svg:stroke-color="#c0c0c0" draw:marker-start-width="0.2cm" draw:marker-end-width="0.2cm" draw:fill-color="#ffffff" draw:fill-image-width="1cm" draw:fill-image-height="1cm" draw:textarea-horizontal-align="center" draw:textarea-vertical-align="middle" fo:padding-top="0cm" fo:padding-bottom="0cm" fo:padding-left="0cm" fo:padding-right="0cm"/>
    </style:style>
    <style:style style:name="Mpr13" style:family="presentation" style:parent-style-name="BCI_25_20Template1-backgroundobjects">
      <style:graphic-properties draw:stroke="none" draw:fill-color="#ffffff" draw:opacity="90%" draw:textarea-horizontal-align="center" draw:textarea-vertical-align="middle" draw:shadow-opacity="90%"/>
    </style:style>
    <style:style style:name="Mpr14" style:family="presentation" style:parent-style-name="BCI_25_20Template1-title">
      <style:graphic-properties draw:fill-color="#ffffff" draw:auto-grow-height="false" fo:min-height="3.507cm"/>
    </style:style>
    <style:style style:name="Mpr15" style:family="presentation" style:parent-style-name="BCI_25_20Template1-outline1" style:list-style-name="ML4">
      <style:graphic-properties draw:fill-color="#ffffff" draw:auto-grow-height="false" fo:min-height="13.86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ffffff" fo:font-family="Optima" style:font-pitch="variable" fo:font-size="24pt"/>
    </style:style>
    <style:style style:name="MP5" style:family="paragraph">
      <style:paragraph-properties fo:line-height="98%" style:text-autospace="non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6.67cm"/>
        </style:tab-stops>
      </style:paragraph-properties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text:enable-numbering="true" fo:margin-left="1.2cm" fo:margin-right="0cm" fo:text-indent="-0.9cm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style:paragraph-properties fo:margin-left="0cm" fo:margin-right="0cm" fo:text-align="end" fo:text-indent="0cm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Optima" style:font-pitch="variable" fo:font-size="32pt" style:font-size-asian="32pt" style:font-size-complex="32pt"/>
    </style:style>
    <style:style style:name="MT3" style:family="text">
      <style:text-properties fo:color="#ffffff" fo:font-family="Optima" style:font-pitch="variable" fo:font-size="20pt" style:font-family-asian="'Times New Roman'" style:font-style-name-asian="Regular" style:font-family-generic-asian="roman" style:font-pitch-asian="variable" style:font-size-asian="20pt" style:font-family-complex="'Times New Roman'" style:font-style-name-complex="Regular" style:font-family-generic-complex="roman" style:font-pitch-complex="variable" style:font-size-complex="20pt"/>
    </style:style>
    <style:style style:name="MT4" style:family="text">
      <style:text-properties fo:color="#7e0302" style:text-outline="false" style:text-line-through-style="none" fo:font-family="Optima" style:font-pitch="variable" fo:font-size="44pt" fo:font-style="normal" fo:text-shadow="none" style:text-underline-style="none" fo:font-weight="normal" style:font-family-asian="Optima-Regular" style:font-family-generic-asian="swiss" style:font-size-asian="44pt" style:font-style-asian="italic" style:font-weight-asian="bold" style:font-family-complex="Optima-Regular" style:font-family-generic-complex="swiss" style:font-size-complex="25pt" style:font-style-complex="italic" style:font-weight-complex="bold"/>
    </style:style>
    <style:style style:name="MT5" style:family="text">
      <style:text-properties fo:font-family="Arial" style:font-family-generic="swiss" style:font-pitch="variable" fo:font-size="11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_25_20Template" style:display-name="Slide%20Template" style:page-layout-name="PM1" draw:style-name="Mdp1">
      <draw:frame presentation:style-name="Slide_25_20Template-title" draw:layer="backgroundobjects" svg:width="26cm" svg:height="14.5cm" svg:x="0.884cm" svg:y="0.5cm" presentation:class="title" presentation:placeholder="true">
        <draw:text-box/>
      </draw:frame>
      <draw:frame presentation:style-name="Slide_25_20Template-outline1" draw:layer="backgroundobjects" svg:width="0.001cm" svg:height="3.273cm" svg:x="16.64cm" svg:y="0.001cm" presentation:class="outline" presentation:placeholder="true">
        <draw:text-box/>
      </draw:frame>
      <draw:rect presentation:style-name="Mpr1" draw:text-style-name="MP4" draw:layer="backgroundobjects" svg:width="26cm" svg:height="2.5cm" svg:x="1cm" svg:y="18cm">
        <text:p text:style-name="MP3"><text:span text:style-name="MT2">OpenAgile.com</text:span></text:p>
        <text:p text:style-name="MP3"><text:span text:style-name="MT3">© Berteig Consulting Inc.</text:span></text:p>
      </draw:rect>
      <presentation:notes style:page-layout-name="PM2">
        <draw:page-thumbnail presentation:style-name="Slide_25_20Template-title" draw:layer="backgroundobjects" svg:width="13.968cm" svg:height="10.476cm" svg:x="3.81cm" svg:y="2.123cm" presentation:class="page"/>
        <draw:frame presentation:style-name="Slid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0_Master" style:display-name="Text Master" style:page-layout-name="PM1" draw:style-name="Mdp2">
      <draw:frame presentation:style-name="Text_20_Master-title" draw:layer="backgroundobjects" svg:width="26cm" svg:height="6cm" svg:x="1cm" svg:y="1cm" presentation:class="title" presentation:placeholder="true">
        <draw:text-box/>
      </draw:frame>
      <draw:frame presentation:style-name="Text_20_Master-outline1" draw:layer="backgroundobjects" svg:width="26cm" svg:height="13cm" svg:x="1cm" svg:y="0.001cm" presentation:class="outline" presentation:placeholder="true">
        <draw:text-box/>
      </draw:frame>
      <presentation:notes style:page-layout-name="PM2">
        <draw:page-thumbnail presentation:style-name="Text_20_Master-title" draw:layer="backgroundobjects" svg:width="13.968cm" svg:height="10.476cm" svg:x="3.81cm" svg:y="2.123cm" presentation:class="page"/>
        <draw:frame presentation:style-name="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genda_20_Master" style:display-name="Agenda Master" style:page-layout-name="PM1" draw:style-name="Mdp1">
      <draw:frame presentation:style-name="Agenda_20_Master-title" draw:layer="backgroundobjects" svg:width="25.199cm" svg:height="18.5cm" svg:x="1.4cm" svg:y="1cm" presentation:class="title" presentation:placeholder="true">
        <draw:text-box/>
      </draw:frame>
      <draw:frame presentation:style-name="Agenda_20_Master-outline1" draw:layer="backgroundobjects" svg:width="26cm" svg:height="0.001cm" svg:x="1cm" svg:y="6.091cm" presentation:class="outline" presentation:placeholder="true">
        <draw:text-box/>
      </draw:frame>
      <presentation:notes style:page-layout-name="PM2">
        <draw:page-thumbnail presentation:style-name="Agenda_20_Master-title" draw:layer="backgroundobjects" svg:width="13.968cm" svg:height="10.476cm" svg:x="3.81cm" svg:y="2.123cm" presentation:class="page"/>
        <draw:frame presentation:style-name="Agenda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White_20_Title_20_Text" style:display-name="Image Master - White Title Text" style:page-layout-name="PM1" draw:style-name="Mdp2">
      <draw:frame presentation:style-name="Image_20_Master_20_-_20_White_20_Title_20_Text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White_20_Title_20_Text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Image_20_Master_20_-_20_White_20_Title_20_Text-title" draw:layer="backgroundobjects" svg:width="13.968cm" svg:height="10.476cm" svg:x="3.81cm" svg:y="2.123cm" presentation:class="page"/>
        <draw:frame presentation:style-name="Image_20_Master_20_-_20_White_20_Title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Black_20_Title" style:display-name="Image Master - Black Title" style:page-layout-name="PM1" draw:style-name="Mdp2">
      <draw:frame presentation:style-name="Image_20_Master_20_-_20_Black_20_Title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Black_20_Title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Image_20_Master_20_-_20_Black_20_Title-title" draw:layer="backgroundobjects" svg:width="0.001cm" svg:height="0.001cm" svg:x="0cm" svg:y="2.123cm" presentation:class="page"/>
        <draw:frame presentation:style-name="Image_20_Master_20_-_20_Black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CI_25_20Template1" style:display-name="BCI%20Template1" style:page-layout-name="PM1" draw:style-name="Mdp3">
      <draw:rect presentation:style-name="Mpr12" draw:text-style-name="MP3" draw:layer="backgroundobjects" svg:width="27.287cm" svg:height="16.859cm" svg:x="0.555cm" svg:y="4.139cm">
        <text:p/>
      </draw:rect>
      <draw:frame draw:style-name="Mgr3" draw:text-style-name="MP3" draw:layer="backgroundobjects" svg:width="7.81cm" svg:height="1.2cm" svg:x="19.69cm" svg:y="0.3cm">
        <draw:image xlink:href="Pictures/10000201000003200000007B2CB8614D.png" xlink:type="simple" xlink:show="embed" xlink:actuate="onLoad">
          <text:p/>
        </draw:image>
      </draw:frame>
      <draw:rect presentation:style-name="Mpr13" draw:text-style-name="MP3" draw:layer="backgroundobjects" svg:width="9cm" svg:height="2cm" svg:x="18.998cm" svg:y="0.001cm">
        <text:p/>
      </draw:rect>
      <draw:frame presentation:style-name="Mpr14" draw:text-style-name="MP6" draw:layer="backgroundobjects" svg:width="27.31cm" svg:height="3.602cm" svg:x="0.688cm" svg:y="0.146cm" presentation:class="title">
        <draw:text-box>
          <text:p text:style-name="MP5"><text:span text:style-name="MT4">MainTitle</text:span></text:p>
        </draw:text-box>
      </draw:frame>
      <draw:frame presentation:style-name="Mpr15" draw:text-style-name="MP7" draw:layer="backgroundobjects" svg:width="27.356cm" svg:height="15.919cm" svg:x="0.642cm" svg:y="4.255cm" presentation:class="outline">
        <draw:text-box>
          <text:list text:style-name="ML4">
            <text:list-item>
              <text:p text:style-name="MP7">Lkjdfg</text:p>
            </text:list-item>
            <text:list-item>
              <text:p text:style-name="MP7">Sdfkjsdfg</text:p>
            </text:list-item>
            <text:list-item>
              <text:p text:style-name="MP7"/>
            </text:list-item>
          </text:list>
        </draw:text-box>
      </draw:frame>
      <draw:frame draw:style-name="Mgr4" draw:text-style-name="MP9" draw:layer="backgroundobjects" svg:width="16.056cm" svg:height="0.734cm" svg:x="11.942cm" svg:y="20.264cm">
        <draw:text-box>
          <text:p text:style-name="MP8"><text:span text:style-name="MT5">Copyright all rights reserved. <text:s/></text:span><text:span text:style-name="MT5"><text:a xlink:href="http://www.openagile.com/">www.openagile.com</text:a></text:span><text:span text:style-name="MT5"> <text:s text:c="2"/></text:span><text:span text:style-name="MT5"><text:page-number>&lt;number&gt;</text:page-number></text:span></text:p>
        </draw:text-box>
      </draw:frame>
      <draw:rect draw:style-name="Mgr5" draw:text-style-name="MP3" draw:layer="backgroundobjects" svg:width="28cm" svg:height="0.507cm" svg:x="0cm" svg:y="3.727cm">
        <text:p/>
      </draw:rect>
      <presentation:notes style:page-layout-name="PM2">
        <draw:page-thumbnail presentation:style-name="BCI_25_20Template1-title" draw:layer="backgroundobjects" svg:width="14.181cm" svg:height="9.575cm" svg:x="3.704cm" svg:y="2.794cm" presentation:class="page"/>
        <draw:frame presentation:style-name="BCI_25_20Template1-notes" draw:layer="backgroundobjects" svg:width="15.021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creation-date>2009-05-20T12:00:28</meta:creation-date>
    <meta:editing-duration>PT09H37M54S</meta:editing-duration>
    <meta:editing-cycles>83</meta:editing-cycles>
    <meta:generator>OpenOffice.org/3.1$Unix OpenOffice.org_project/310m11$Build-9399</meta:generator>
    <dc:date>2009-05-25T14:13:12</dc:date>
    <meta:document-statistic meta:object-count="87"/>
    <meta:user-defined meta:name="Info 1"/>
    <meta:user-defined meta:name="Info 2"/>
    <meta:user-defined meta:name="Info 3"/>
    <meta:user-defined meta:name="Info 4"/>
  </office:meta>
</office:document-meta>
</file>